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d182" officeooo:paragraph-rsid="0015d182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86a4d" officeooo:paragraph-rsid="00186a4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8de01" officeooo:paragraph-rsid="0018de01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normal" officeooo:rsid="0018de01" officeooo:paragraph-rsid="0018de01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officeooo:rsid="0016e04c" officeooo:paragraph-rsid="0016e04c"/>
    </style:style>
    <style:style style:name="P6" style:family="paragraph" style:parent-style-name="Standard">
      <style:text-properties fo:font-style="normal" style:text-underline-style="none" fo:font-weight="normal" officeooo:rsid="0018de01" officeooo:paragraph-rsid="0018de0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a3489" officeooo:paragraph-rsid="001a3489" style:font-style-asian="normal" style:font-weight-asian="normal" style:font-style-complex="normal" style:font-weight-complex="normal"/>
    </style:style>
    <style:style style:name="T1" style:family="text">
      <style:text-properties officeooo:rsid="001a134b"/>
    </style:style>
    <style:style style:name="T2" style:family="text">
      <style:text-properties officeooo:rsid="001bae6b"/>
    </style:style>
    <style:style style:name="T3" style:family="text">
      <style:text-properties fo:font-style="italic" officeooo:rsid="001bae6b" style:font-style-asian="italic" style:font-style-complex="italic"/>
    </style:style>
    <style:style style:name="T4" style:family="text">
      <style:text-properties officeooo:rsid="001d6d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DIs São definições de classes, ou seja são implementações de interfaces para personalização da regra de negócio implementada na própria classe.</text:p>
      <text:list text:style-name="L1">
        <text:list-item>
          <text:p text:style-name="P5">Transção SE18</text:p>
        </text:list-item>
      </text:list>
      <text:p text:style-name="P2">BADI classica</text:p>
      <text:p text:style-name="P4">BADIs classicas, tem uma definição a BADI e si e uma classe de implementação.</text:p>
      <text:p text:style-name="P3">BADIS novas </text:p>
      <text:p text:style-name="P4">FallBack são classes chamadas apenas se não <text:span text:style-name="T1">h</text:span>ouver nenhuma implementação do BADI</text:p>
      <text:p text:style-name="P4"/>
      <text:p text:style-name="P7">Implementação da Badi nova, <text:span text:style-name="T2">na aba </text:span><text:span text:style-name="T3">enhancem. Implementations</text:span><text:span text:style-name="T2">. Será possível implementar </text:span><text:span text:style-name="T4">uma implementação (algo semelhante a uma casse)</text:span><text:span text:style-name="T2">.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6:27:31.648000000</meta:creation-date>
    <dc:date>2023-04-17T13:55:31.685000000</dc:date>
    <meta:editing-duration>PT41M48S</meta:editing-duration>
    <meta:editing-cycles>8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" meta:word-count="72" meta:character-count="478" meta:non-whitespace-character-count="412"/>
  </office:meta>
</office:document-meta>
</file>